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Liberation Sans" svg:font-family="Liberation Sans" style:font-family-generic="swiss" style:font-pitch="variable"/>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BCtitle" style:master-page-name="MP0" style:family="paragraph">
      <style:paragraph-properties fo:break-before="page"/>
    </style:style>
    <style:style style:name="P2" style:parent-style-name="SBCparagraph" style:family="paragraph">
      <style:paragraph-properties fo:text-indent="0in"/>
    </style:style>
    <style:style style:name="T3" style:parent-style-name="Fonteparág.padrão" style:family="text">
      <style:text-properties fo:font-style="italic" style:font-style-asian="italic"/>
    </style:style>
    <style:style style:name="T4" style:parent-style-name="Fonteparág.padrão" style:family="text">
      <style:text-properties fo:font-style="italic" style:font-style-asian="italic"/>
    </style:style>
    <style:style style:name="T5" style:parent-style-name="Fonteparág.padrão" style:family="text">
      <style:text-properties fo:font-style="italic" style:font-style-asian="italic"/>
    </style:style>
    <style:style style:name="P6" style:parent-style-name="SBCparagraphfirst" style:family="paragraph"/>
    <style:style style:name="P7" style:parent-style-name="SBCparagraphfirst" style:family="paragraph"/>
    <style:style style:name="P8" style:parent-style-name="SBCparagraphfirst" style:family="paragraph"/>
    <style:style style:name="P9" style:parent-style-name="SBCparagraphfirst" style:family="paragraph"/>
    <style:style style:name="P10" style:parent-style-name="SBCparagraphfirst" style:family="paragraph"/>
    <style:style style:name="P11" style:parent-style-name="SBCparagraphfirst" style:family="paragraph"/>
    <style:style style:name="P12" style:parent-style-name="SBCparagraph" style:family="paragraph"/>
    <style:style style:name="P13" style:parent-style-name="SBCparagraph" style:family="paragraph"/>
    <style:style style:name="P14" style:parent-style-name="SBCparagraph" style:family="paragraph"/>
    <style:style style:name="P15" style:parent-style-name="SBCparagraphfirst" style:family="paragraph"/>
    <style:style style:name="P16" style:parent-style-name="SBCparagraph" style:family="paragraph"/>
    <style:style style:name="P17" style:parent-style-name="SBCparagraph" style:family="paragraph"/>
    <style:style style:name="P18" style:parent-style-name="SBCparagraph" style:family="paragraph">
      <style:paragraph-properties fo:margin-left="1in" fo:text-indent="0in">
        <style:tab-stops/>
      </style:paragraph-properties>
    </style:style>
    <style:style style:name="P19" style:parent-style-name="SBCparagraph" style:family="paragraph">
      <style:paragraph-properties fo:text-indent="0in"/>
    </style:style>
    <style:style style:name="P20" style:parent-style-name="SBCparagraph" style:family="paragraph">
      <style:paragraph-properties fo:text-indent="0in"/>
    </style:style>
    <style:style style:name="P21" style:parent-style-name="SBCparagraph" style:family="paragraph">
      <style:paragraph-properties fo:text-indent="0in"/>
    </style:style>
    <style:style style:name="P22" style:parent-style-name="ParágrafodaLista" style:family="paragraph">
      <style:paragraph-properties fo:text-align="justify" fo:margin-top="0.0826in"/>
      <style:text-properties style:font-name="Times" style:font-name-asian="Times New Roman" style:font-name-complex="Times New Roman" text:display="none" fo:color="#000000" style:font-size-complex="10pt"/>
    </style:style>
    <style:style style:name="P23" style:parent-style-name="ParágrafodaLista" style:family="paragraph">
      <style:paragraph-properties fo:text-align="justify" fo:margin-top="0.0826in"/>
      <style:text-properties style:font-name="Times" style:font-name-asian="Times New Roman" style:font-name-complex="Times New Roman" text:display="none" fo:color="#000000" style:font-size-complex="10pt"/>
    </style:style>
    <style:style style:name="P24" style:parent-style-name="ParágrafodaLista" style:family="paragraph">
      <style:paragraph-properties fo:text-align="justify" fo:margin-top="0.0826in"/>
      <style:text-properties style:font-name="Times" style:font-name-asian="Times New Roman" style:font-name-complex="Times New Roman" text:display="none" fo:color="#000000" style:font-size-complex="10pt"/>
    </style:style>
    <style:style style:name="P25" style:parent-style-name="SBCparagraph" style:family="paragraph">
      <style:paragraph-properties fo:text-align="start" fo:margin-top="0.1652in" fo:margin-left="0.6895in" fo:text-indent="-0.4395in">
        <style:tab-stops/>
      </style:paragraph-properties>
      <style:text-properties fo:font-weight="bold" style:font-weight-asian="bold" fo:font-size="13pt" style:font-size-asian="13pt" style:font-size-complex="13pt"/>
    </style:style>
    <style:style style:name="P26" style:parent-style-name="Normal" style:family="paragraph">
      <style:paragraph-properties fo:text-align="justify" fo:margin-top="0.0833in"/>
      <style:text-properties style:font-name="Times New Roman" style:font-name-complex="Times New Roman"/>
    </style:style>
    <style:style style:name="P27" style:parent-style-name="SBCparagraph" style:family="paragraph">
      <style:paragraph-properties fo:text-align="start" fo:margin-top="0.1652in" fo:margin-left="0.6895in" fo:text-indent="-0.4395in">
        <style:tab-stops/>
      </style:paragraph-properties>
      <style:text-properties fo:font-weight="bold" style:font-weight-asian="bold" fo:font-size="13pt" style:font-size-asian="13pt" style:font-size-complex="13pt"/>
    </style:style>
    <style:style style:name="P28" style:parent-style-name="SBCparagraph" style:family="paragraph">
      <style:paragraph-properties fo:margin-top="0.0833in" fo:text-indent="0in"/>
      <style:text-properties style:font-name="Times New Roman" style:font-size-complex="12pt"/>
    </style:style>
    <style:style style:name="P29" style:parent-style-name="SBCparagraphfirst" style:family="paragraph">
      <style:text-properties fo:background-color="#FFFF00"/>
    </style:style>
    <style:style style:name="P30" style:parent-style-name="SBCparagraph" style:family="paragraph">
      <style:paragraph-properties fo:text-indent="0in"/>
      <style:text-properties fo:background-color="#FFFF00"/>
    </style:style>
    <style:style style:name="P31" style:parent-style-name="SBCparagraph" style:family="paragraph">
      <style:paragraph-properties fo:text-indent="0in"/>
    </style:style>
    <style:style style:name="T32" style:parent-style-name="Fonteparág.padrão" style:family="text">
      <style:text-properties fo:background-color="#FFFF00"/>
    </style:style>
    <style:style style:name="T33" style:parent-style-name="Fonteparág.padrão" style:family="text">
      <style:text-properties fo:background-color="#FFFF00"/>
    </style:style>
    <style:style style:name="P34" style:parent-style-name="SBCparagraph" style:family="paragraph">
      <style:paragraph-properties fo:text-indent="0in"/>
    </style:style>
    <style:style style:name="P35" style:parent-style-name="SBCparagraph" style:family="paragraph">
      <style:paragraph-properties fo:text-indent="0in"/>
    </style:style>
    <style:style style:name="P36" style:parent-style-name="SBCparagraph" style:family="paragraph">
      <style:paragraph-properties fo:text-indent="0in"/>
    </style:style>
    <style:style style:name="P37" style:parent-style-name="SBCreferences" style:family="paragraph">
      <style:text-properties fo:language="en" fo:country="US"/>
    </style:style>
    <style:style style:name="T38" style:parent-style-name="Fonteparág.padrão" style:family="text">
      <style:text-properties fo:language="en" fo:country="US"/>
    </style:style>
    <style:style style:name="T39" style:parent-style-name="Fonteparág.padrão" style:family="text">
      <style:text-properties style:text-position="super 66.6%" fo:language="en" fo:country="US"/>
    </style:style>
    <style:style style:name="T40" style:parent-style-name="Fonteparág.padrão" style:family="text">
      <style:text-properties fo:language="en" fo:country="US"/>
    </style:style>
    <style:style style:name="P41" style:parent-style-name="SBCreference" style:family="paragraph">
      <style:paragraph-properties fo:margin-left="0in" fo:text-indent="0in">
        <style:tab-stops/>
      </style:paragraph-properties>
      <style:text-properties fo:language="en" fo:country="US"/>
    </style:style>
  </office:automatic-styles>
  <office:body>
    <office:text text:use-soft-page-breaks="true">
      <text:p text:style-name="P1">Classificação de aluguéis imobiliários utilizando Random Forest</text:p>
      <text:p text:style-name="SBCauthors">Felipe R.<text:s/>Yoshimura,<text:s/>Gustavo Z.<text:s/>Dib,<text:s/>Lucas H.<text:s/>Kimura,<text:s/>Paula K.<text:s/>Miyashita</text:p>
      <text:p text:style-name="SBCinstitution">11032811,<text:s/>11023915,<text:s/>11040112,<text:s/>11010413</text:p>
      <text:h text:style-name="SBCtitle1" text:outline-level="1">Introdução</text:h>
      <text:p text:style-name="SBCparagraphfirst">O projeto de Aprendizado de Máquina desenvolvido busca classificar os anúncios de aluguéis de imóvel em três classes: Acima do preço estimado (expensive), de acordo com o preço estimado (ok) e abaixo do preço estimado (cheap). A habilidade de classificar o preço de um anúncio como correspondente, acima ou abaixo do preço que se julga correto para as características de cada imóvel ajuda os futuros locatários, nem sempre conhecedores do mercado da área, a não pagarem mais do que o correto por falta de informação.</text:p>
      <text:p text:style-name="P2">A base de dados foi gerada pelo grupo utilizando a linguagem de programação Python. A biblioteca<text:s/><text:span text:style-name="T3">numpy<text:s/></text:span>foi utilizada para gerar os valores da base de dados, com as distribuições desejadas, enquanto a biblioteca<text:s/><text:span text:style-name="T4">pandas</text:span><text:s/>foi utilizada para organizar estes dados.<text:s/>O algoritmo Random Forest utilizado é parte da biblioteca<text:s/><text:span text:style-name="T5">sklearn</text:span>.</text:p>
      <text:h text:style-name="SBCtitle1" text:outline-level="1">Base de dados</text:h>
      <text:p text:style-name="SBCparagraphfirst">A base de dados do nosso projeto contém 100000 objetos com os seguintes atributos:</text:p>
      <text:list text:style-name="LFO4" text:continue-numbering="true">
        <text:list-item>
          <text:p text:style-name="P6">n_dorms: número de dormitórios. Assume valores de acordo com uma distribuição Poisson com valor esperado 2.</text:p>
        </text:list-item>
        <text:list-item>
          <text:p text:style-name="P7">n_suite: número de suítes. Assume valores inteiros menores ou iguais que número de dormitórios (n_dorms)<text:s/>se<text:s/>este número<text:s/>for<text:s/>diferente de 0. Caso o número de dormitórios seja 0, é considerado que o imóvel é um<text:s/>studio,<text:s/>portanto ele possui 0 suítes.</text:p>
        </text:list-item>
        <text:list-item>
          <text:p text:style-name="P8">n_bathrooms: número de banheiros.<text:s/>Assume valores inteiros proporcional ao número de suítes (n_suite) do imóvel.<text:tab/></text:p>
        </text:list-item>
        <text:list-item>
          <text:p text:style-name="P9">real_state_type: indica se o imóvel é uma casa ou apartamento. Valor booleano onde 0 indica casa enquanto 1 indica apartamento.<text:s/>Imóveis com maior número de quartos tem maior probabilidade de serem casas.</text:p>
        </text:list-item>
        <text:list-item>
          <text:p text:style-name="P10">flag_garage: indica se o imóvel possui garagem ou não. Valor booleano onde 1 indica que tem garagem e 0 indica que não.<text:s/>Calculado com base no tipo de imóvel (casa ou apartamento) e no número de quartos.</text:p>
        </text:list-item>
        <text:list-item>
          <text:p text:style-name="P11">near_subway: indica se o imóvel localiza-se perto do metrô. Valor booleano onde 1 indica proximidade com o metrô e 0 indica não-proximidade.</text:p>
        </text:list-item>
        <text:list-item>
          <text:p text:style-name="P12">concierge_service: indica se o imóvel possui serviço de porteiro. Valor booleano onde 1 indica presença do serviço e 0 indica ausência do serviço.<text:s/>Que pode existir ou não para apartamentos e não existe para casas.</text:p>
        </text:list-item>
        <text:list-item>
          <text:p text:style-name="P13">furnished: indica se o imóvel é mobiliado. Valor booleano onde 0 indica não<text:s/><text:soft-page-break/>mobiliado e 1 indica mobiliado.</text:p>
        </text:list-item>
        <text:list-item>
          <text:p text:style-name="P14">age: idade do imóvel em anos. Valor contínuo calculado a partir de uma distribuição uniforme de 0 a 45 anos.</text:p>
        </text:list-item>
        <text:list-item>
          <text:p text:style-name="P15">area: área útil do imóvel. Calculada com base numa distribuição normal e no número de quartos.</text:p>
        </text:list-item>
        <text:list-item>
          <text:p text:style-name="P16">true_price: resultado de uma<text:s/>combinação linear de pesos e características do imóvel.<text:s/>Essa variável não será utilizada na modelagem e só serviu como variável auxiliar para calcular a variável price.</text:p>
        </text:list-item>
        <text:list-item>
          <text:p text:style-name="P17">price: preço anunciado do aluguel do imóvel. Valor contínuo calculado a partir do true_price. Essa variável segue uma distribuição normal com média no true_price e desvio padrão em 10% do valor do aluguel.</text:p>
        </text:list-item>
      </text:list>
      <text:p text:style-name="P18"/>
      <text:p text:style-name="P19">A partir destes dados, o nosso algoritmo classificara o preço anunciado (price) como abaixo do esperado (“cheap”), condizente com o esperado (“ok”) ou acima do esperado (“expensive”). Foi considerado como intervalo de valor justos valores com variações de até 5% do true_price. Acreditamos que uma função que some as características do imóvel (multiplicada por pesos específicos) consiga representar o preço esperado para o aluguel de um imóvel, assim o valor da variável price é baseado neste valor.</text:p>
      <text:p text:style-name="P20"/>
      <text:p text:style-name="P21">Para<text:s/>gerar a base de dados, entre no caminho “/ml-ufabc-real-state/src/scripts/gendata” e execute o script “data_generator.py”. A base de dados será criada em “/ml-ufabc-real-state/generate/” com a identificação “generated_data.xlsx”.</text:p>
      <text:h text:style-name="SBCtitle1" text:outline-level="1">Algoritmo</text:h>
      <text:p text:style-name="SBCparagraphfirst">O algoritmo escolhido para realizar a classificação dos imóveis foi o Random Forest, abaixo dissertaremos um pouco sobre o algoritmo e, em seguida, sobre as conclusões extraídas de sua aplicação sobre nossa base de dados.</text:p>
      <text:list text:style-name="LFO8" text:continue-numbering="true">
        <text:list-item>
          <text:p text:style-name="P22"/>
        </text:list-item>
        <text:list-item>
          <text:p text:style-name="P23"/>
        </text:list-item>
        <text:list-item>
          <text:p text:style-name="P24"/>
          <text:list text:continue-numbering="true">
            <text:list-item>
              <text:p text:style-name="P25">Random Forest</text:p>
            </text:list-item>
          </text:list>
        </text:list-item>
      </text:list>
      <text:p text:style-name="P26">O algoritmo<text:s/>Random Forest foi escolhido devido a sua alta resistência a overfitting?<text:s/></text:p>
      <text:list text:style-name="LFO8" text:continue-numbering="true">
        <text:list-item>
          <text:list>
            <text:list-item>
              <text:p text:style-name="P27">Resultados</text:p>
            </text:list-item>
          </text:list>
        </text:list-item>
      </text:list>
      <text:p text:style-name="P28">Ao finalizar a execução do algoritmo, pudemos verificar quais características dos imóveis foram mais importantes no momento de montagem das árvores e, consequentemente, na análise dos dados. Como podemos ver na tabela &lt;COLOCAR TABELA DOS PESOS&gt; blablalba</text:p>
      <text:p text:style-name="SBCparagraphfirst"/>
      <text:p text:style-name="P29">Indique aqui<text:s/>qual o algoritmo que será usado nas análises. Lembre-se que você terá que confrontar o que o modelo aprendeu com a sua hipótese (modelo gerador se você criou a base de dados ou hipótese intuitiva se você escolheu uma base de dados do FivethirtyEight). Justifique sua escolha.</text:p>
      <text:p text:style-name="P30">Caso você prefira utilizar um outro algoritmo, diferente dos vistos em aula, será muito<text:s/><text:soft-page-break/>bem visto na avaliação. Neste caso, adicione uma subseção aqui com uma descrição de como o algoritmo funciona (pode ser feito na segunda entrega).</text:p>
      <text:p text:style-name="P31"><text:span text:style-name="T32">N</text:span><text:span text:style-name="T33">ote que é possível trocar esse algoritmo antes da segunda entrega, sem prejuízo. A intenção é que já seja possível o professor auxiliar em possíveis ajustes necessários na base de dados para o uso com um algoritmo específico.</text:span></text:p>
      <text:h text:style-name="SBCtitle1" text:outline-level="1">Considerações Finais</text:h>
      <text:p text:style-name="SBCparagraphfirst">O grupo deve escrever aqui sobre os seguintes pontos:</text:p>
      <text:p text:style-name="P34">- questões interessantes que foram levantadas durante a discussão da base de dados;</text:p>
      <text:p text:style-name="P35">- principais receios que têm sobre o desenvolvimento do projeto;</text:p>
      <text:p text:style-name="P36">- quaisquer dificuldades enfrentadas que gostariam de auxílio<text:s/>do professor ou do assistente.</text:p>
      <text:h text:style-name="SBCtitle1" text:outline-level="1">Referências</text:h>
      <text:p text:style-name="SBCparagraphfirst">Caso tenha alguma citação no texto usar o formato sobrenome e ano entre colchetes, por exemplo,<text:s/>[Knuth 1984]. As referências completas devem ser listadas no fim do relatório, conforme exemplificado na sequência.</text:p>
      <text:p text:style-name="SBCparagraph"/>
      <text:p text:style-name="P37">Referências</text:p>
      <text:p text:style-name="SBCreference"><text:span text:style-name="T38">Knuth, D. E. (1984), The TeXbook, Addison Wesley, 15</text:span><text:span text:style-name="T39">th</text:span><text:span text:style-name="T40"><text:s/>edition.</text:span></text:p>
      <text:p text:style-name="P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Liberation Sans" svg:font-family="Liberation Sans" style:font-family-generic="swiss" style:font-pitch="variable"/>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SBCtitle1" style:display-name="SBC:title:1" style:family="paragraph" style:parent-style-name="Standard" style:next-style-name="SBCparagraphfirst" style:default-outline-level="1">
      <style:paragraph-properties fo:keep-with-next="always" fo:margin-top="0.1652in"/>
      <style:text-properties fo:font-weight="bold" style:font-weight-asian="bold" fo:font-size="13pt" style:font-size-asian="13pt" fo:hyphenate="false"/>
    </style:style>
    <style:style style:name="SBCtitle2" style:display-name="SBC:title:2" style:family="paragraph" style:parent-style-name="Standard" style:next-style-name="SBCparagraphfirst" style:default-outline-level="2">
      <style:paragraph-properties fo:keep-with-next="always" fo:margin-top="0.1652in"/>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Standard" style:next-style-name="SBCparagraph" style:default-outline-level="1">
      <style:paragraph-properties fo:keep-with-next="always" fo:widows="2" fo:orphans="2" fo:margin-top="0.25in"/>
      <style:text-properties fo:font-weight="bold" style:font-weight-asian="bold" fo:font-variant="small-caps" fo:font-size="14pt" style:font-size-asian="14pt" fo:hyphenate="false"/>
    </style:style>
    <style:style style:name="Título2" style:display-name="Título 2" style:family="paragraph" style:parent-style-name="Título1" style:next-style-name="SBCparagraph" style:default-outline-level="2">
      <style:paragraph-properties fo:margin-top="0.1666in"/>
      <style:text-properties fo:font-variant="normal" fo:font-size="13pt" style:font-size-asian="13pt" fo:hyphenate="false"/>
    </style:style>
    <style:style style:name="Título3" style:display-name="Título 3" style:family="paragraph" style:parent-style-name="Standard" style:next-style-name="SBCparagraph"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BCparagraph" style:default-outline-level="4">
      <style:paragraph-properties fo:keep-with-next="always" fo:text-align="justify"/>
      <style:text-properties fo:font-style="italic" style:font-style-asian="italic" fo:hyphenate="false"/>
    </style:style>
    <style:style style:name="Título5" style:display-name="Título 5" style:family="paragraph" style:parent-style-name="Standard" style:next-style-name="SBCparagraph" style:default-outline-level="5">
      <style:paragraph-properties fo:keep-with-next="always"/>
      <style:text-properties style:font-name="TimesNewRoman,Bold" style:font-name-asian="TimesNewRoman,Bold" style:font-name-complex="TimesNewRoman,Bold" fo:font-weight="bold" style:font-weight-asian="bold" fo:color="#000000" fo:hyphenate="false"/>
    </style:style>
    <style:style style:name="Título6" style:display-name="Título 6" style:family="paragraph" style:parent-style-name="Standard" style:next-style-name="SBCparagraph" style:default-outline-level="6">
      <style:paragraph-properties fo:keep-with-next="always" fo:text-align="center"/>
      <style:text-properties fo:font-weight="bold" style:font-weight-asian="bold" fo:font-style="italic" style:font-style-asian="italic" fo:color="#000000" fo:hyphenate="false"/>
    </style:style>
    <style:style style:name="Título7" style:display-name="Título 7" style:family="paragraph" style:parent-style-name="Standard" style:next-style-name="SBCparagraph" style:default-outline-level="7">
      <style:paragraph-properties fo:keep-with-next="always" fo:text-align="justify"/>
      <style:text-properties fo:font-weight="bold" style:font-weight-asian="bold" fo:hyphenate="false"/>
    </style:style>
    <style:style style:name="Título8" style:display-name="Título 8" style:family="paragraph" style:parent-style-name="Standard" style:next-style-name="SBCparagraph" style:default-outline-level="8">
      <style:paragraph-properties fo:keep-with-next="always"/>
      <style:text-properties fo:font-weight="bold" style:font-weight-asian="bold" fo:hyphenate="false"/>
    </style:style>
    <style:style style:name="Título9" style:display-name="Título 9" style:family="paragraph" style:parent-style-name="Standard" style:next-style-name="SBCparagraph" style:default-outline-level="9">
      <style:paragraph-properties fo:keep-with-next="always" fo:text-align="center"/>
      <style:text-properties fo:font-weight="bold" style:font-weight-asian="bold" fo:hyphenate="false"/>
    </style:style>
    <style:style style:name="Fonteparág.padrão" style:display-name="Fonte parág. padrão" style:family="text"/>
    <text:list-style style:name="Outline" style:display-name="Outline">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Times" style:font-name-asian="Times New Roman" style:font-name-complex="Times New Roman" style:font-size-complex="10pt" fo:hyphenate="false"/>
    </style:style>
    <style:style style:name="Textbody" style:display-name="Text body" style:family="paragraph" style:parent-style-name="Standard">
      <style:paragraph-properties fo:margin-bottom="0.0833in"/>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Bitstream Vera Sans" style:font-name-complex="Bitstream Vera Sans" fo:font-size="14pt" style:font-size-asian="14pt" style:font-size-complex="14pt" fo:hyphenate="false"/>
    </style:style>
    <style:style style:name="Título" style:display-name="Título" style:family="paragraph" style:parent-style-name="Standard" style:next-style-name="SBCauthors">
      <style:paragraph-properties fo:text-align="center" fo:margin-bottom="0.1576in"/>
      <style:text-properties style:font-name-asian="Times" style:font-name-complex="Times" fo:font-weight="bold" style:font-weight-asian="bold" fo:font-variant="small-caps" fo:font-size="18pt" style:font-size-asian="18pt"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style:font-size-complex="14pt" fo:hyphenate="false"/>
    </style:style>
    <style:style style:name="Heading10" style:display-name="Heading 10" style:family="paragraph" style:parent-style-name="Título" style:next-style-name="Textbody">
      <style:text-properties style:font-weight-complex="bold" fo:hyphenate="false"/>
    </style:style>
    <style:style style:name="Lista" style:display-name="Lista" style:family="paragraph" style:parent-style-name="Textbody">
      <style:text-properties style:font-name-complex="Lucidasans"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Legenda" style:display-name="Legenda"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Index" style:display-name="Index" style:family="paragraph" style:parent-style-name="Standard">
      <style:paragraph-properties text:number-lines="false"/>
      <style:text-properties style:font-name-complex="Lucidasans" fo:hyphenate="false"/>
    </style:style>
    <style:style style:name="SBCauthors" style:display-name="SBC:author(s)" style:family="paragraph" style:parent-style-name="Standard" style:next-style-name="SBCinstitution">
      <style:paragraph-properties fo:text-align="center" fo:margin-top="0.1652in"/>
      <style:text-properties fo:font-weight="bold" style:font-weight-asian="bold" fo:color="#000000" fo:hyphenate="false"/>
    </style:style>
    <style:style style:name="SBCaddress" style:display-name="SBC:address" style:family="paragraph" style:parent-style-name="Standard" style:next-style-name="SBCinstitution">
      <style:paragraph-properties fo:text-align="center"/>
      <style:text-properties fo:hyphenate="false"/>
    </style:style>
    <style:style style:name="SBCreference" style:display-name="SBC:reference" style:family="paragraph" style:parent-style-name="Standard">
      <style:paragraph-properties fo:text-align="justify" fo:margin-top="0.0826in" fo:margin-left="0.1965in" fo:text-indent="-0.1965in">
        <style:tab-stops/>
      </style:paragraph-properties>
      <style:text-properties fo:color="#000000" fo:hyphenate="false"/>
    </style:style>
    <style:style style:name="SBCparagraph" style:display-name="SBC:paragraph" style:family="paragraph" style:parent-style-name="Standard">
      <style:paragraph-properties fo:text-align="justify" fo:margin-top="0.0826in" fo:text-indent="0.4923in"/>
      <style:text-properties fo:color="#000000" fo:hyphenate="false"/>
    </style:style>
    <style:style style:name="SBCinstitution" style:display-name="SBC:institution" style:family="paragraph" style:parent-style-name="Standard" style:next-style-name="SBCaddress">
      <style:paragraph-properties fo:text-align="center" fo:margin-top="0.1652in"/>
      <style:text-properties fo:hyphenate="false"/>
    </style:style>
    <style:style style:name="SBCresumo" style:display-name="SBC:resumo" style:family="paragraph" style:parent-style-name="Standard" style:next-style-name="SBCtitle1">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abstract" style:display-name="SBC:abstract" style:family="paragraph" style:parent-style-name="Standard" style:next-style-name="SBCresumo">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list" style:display-name="SBC:list" style:family="paragraph" style:parent-style-name="Standard" style:list-style-name="SBCnumberlist">
      <style:paragraph-properties fo:text-align="justify">
        <style:tab-stops>
          <style:tab-stop style:type="left" style:position="0.2958in"/>
        </style:tab-stops>
      </style:paragraph-properties>
      <style:text-properties fo:hyphenate="false"/>
    </style:style>
    <style:style style:name="SBCfigure" style:display-name="SBC:figure" style:family="paragraph" style:parent-style-name="Standard" style:next-style-name="SBCcaption">
      <style:paragraph-properties fo:keep-with-next="always" fo:widows="2" fo:orphans="2" fo:text-align="center" fo:margin-top="0.0826in"/>
      <style:text-properties fo:hyphenate="false"/>
    </style:style>
    <style:style style:name="SBCcaption" style:display-name="SBC:caption" style:family="paragraph" style:parent-style-name="Standard" style:next-style-name="SBCparagraph">
      <style:paragraph-properties fo:widows="2" fo:orphans="2" fo:text-align="center" fo:margin-top="0.0826in" fo:margin-bottom="0.0826in" fo:margin-left="0.3152in" fo:margin-right="0.3152in">
        <style:tab-stops/>
      </style:paragraph-properties>
      <style:text-properties style:font-name="Helvetica" fo:font-weight="bold" style:font-weight-asian="bold" fo:hyphenate="false"/>
    </style:style>
    <style:style style:name="SBCreferences" style:display-name="SBC:references" style:family="paragraph" style:parent-style-name="Standard" style:next-style-name="SBCreference">
      <style:paragraph-properties fo:keep-with-next="always" fo:margin-top="0.1652in"/>
      <style:text-properties fo:font-weight="bold" style:font-weight-asian="bold" fo:font-size="13pt" style:font-size-asian="13pt" fo:hyphenate="false"/>
    </style:style>
    <style:style style:name="SBCtitle" style:display-name="SBC:title" style:family="paragraph" style:parent-style-name="Standard" style:next-style-name="SBCauthors">
      <style:paragraph-properties fo:text-align="center" fo:margin-top="0.1652in"/>
      <style:text-properties fo:font-weight="bold" style:font-weight-asian="bold" fo:font-size="16pt" style:font-size-asian="16pt" fo:hyphenate="false"/>
    </style:style>
    <style:style style:name="SBCtitle3" style:display-name="SBC:title:3" style:family="paragraph" style:parent-style-name="Standard" style:next-style-name="SBCparagraphfirst">
      <style:paragraph-properties fo:keep-with-next="always" fo:margin-top="0.0784in"/>
      <style:text-properties fo:hyphenate="false"/>
    </style:style>
    <style:style style:name="SBClistnumbered" style:display-name="SBC:list:numbered" style:family="paragraph" style:parent-style-name="Standard" style:list-style-name="SBCnumberlistnumbered">
      <style:paragraph-properties fo:text-align="justify">
        <style:tab-stops>
          <style:tab-stop style:type="left" style:position="-0.7875in"/>
        </style:tab-stops>
      </style:paragraph-properties>
      <style:text-properties fo:hyphenate="false"/>
    </style:style>
    <style:style style:name="SBCfootnote" style:display-name="SBC:footnote" style:family="paragraph" style:parent-style-name="Standard">
      <style:paragraph-properties fo:margin-top="0.043in" fo:margin-left="0.1965in" fo:text-indent="-0.1965in">
        <style:tab-stops/>
      </style:paragraph-properties>
      <style:text-properties fo:font-size="10pt" style:font-size-asian="10pt" fo:hyphenate="false"/>
    </style:style>
    <style:style style:name="SBCemail" style:display-name="SBC:email" style:family="paragraph" style:parent-style-name="Standard" style:next-style-name="SBCabstract">
      <style:paragraph-properties fo:text-align="center" fo:margin-top="0.0826in" fo:margin-bottom="0.0826in"/>
      <style:text-properties style:font-name="Courier" style:font-name-asian="Courier" style:font-name-complex="Courier" fo:font-size="10pt" style:font-size-asian="10pt" fo:hyphenate="false"/>
    </style:style>
    <style:style style:name="SBCparagraphfirst" style:display-name="SBC:paragraph:first" style:family="paragraph" style:parent-style-name="SBCparagraph" style:next-style-name="SBCparagraph">
      <style:paragraph-properties fo:text-indent="0in"/>
      <style:text-properties fo:hyphenate="false"/>
    </style:style>
    <style:style style:name="SBCcaption2lines" style:display-name="SBC:caption:2lines" style:family="paragraph" style:parent-style-name="SBCcaption" style:next-style-name="SBCparagraph">
      <style:paragraph-properties fo:text-align="justify"/>
      <style:text-properties fo:hyphenate="false"/>
    </style:style>
    <style:style style:name="FootnoteSymbol" style:display-name="Footnote Symbol" style:family="text"/>
    <style:style style:name="Númerodepágina" style:display-name="Número de página"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1pt" style:font-size-asian="11pt" style:font-size-complex="9pt" fo:background-color="transparen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Symbol" style:display-name="Endnote Symbol" style:family="text"/>
    <style:style style:name="Zeichenformat" style:display-name="Zeichenformat" style:family="text"/>
    <style:style style:name="Endnoteanchor" style:display-name="Endnote anchor" style:family="text">
      <style:text-properties style:text-position="super 66.6%"/>
    </style: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SBCnumberlist" style:display-name="SBC:number:list">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SBCnumberlistnumbered" style:display-name="SBC:number:list:numbered">
      <text:list-level-style-number text:level="1" style:num-suffix="." style:num-format="1">
        <style:list-level-properties text:space-before="0.4923in" text:min-label-width="0.2951in" text:list-level-position-and-space-mode="label-alignment">
          <style:list-level-label-alignment text:label-followed-by="listtab" fo:margin-left="0.7875in" fo:text-indent="-0.2951in"/>
        </style:list-level-properties>
      </text:list-level-style-number>
      <text:list-level-style-number text:level="2" style:num-suffix="." style:num-format="1">
        <style:list-level-properties text:space-before="1.2798in" text:min-label-width="0.2951in" text:list-level-position-and-space-mode="label-alignment">
          <style:list-level-label-alignment text:label-followed-by="listtab" fo:margin-left="1.575in" fo:text-indent="-0.2951in"/>
        </style:list-level-properties>
      </text:list-level-style-number>
      <text:list-level-style-number text:level="3" style:num-suffix="." style:num-format="1">
        <style:list-level-properties text:space-before="2.0673in" text:min-label-width="0.2951in" text:list-level-position-and-space-mode="label-alignment">
          <style:list-level-label-alignment text:label-followed-by="listtab" fo:margin-left="2.3625in" fo:text-indent="-0.2951in"/>
        </style:list-level-properties>
      </text:list-level-style-number>
      <text:list-level-style-number text:level="4" style:num-suffix="." style:num-format="1">
        <style:list-level-properties text:space-before="2.8548in" text:min-label-width="0.2951in" text:list-level-position-and-space-mode="label-alignment">
          <style:list-level-label-alignment text:label-followed-by="listtab" fo:margin-left="3.15in" fo:text-indent="-0.2951in"/>
        </style:list-level-properties>
      </text:list-level-style-number>
      <text:list-level-style-number text:level="5" style:num-suffix="." style:num-format="1">
        <style:list-level-properties text:space-before="3.6423in" text:min-label-width="0.2951in" text:list-level-position-and-space-mode="label-alignment">
          <style:list-level-label-alignment text:label-followed-by="listtab" fo:margin-left="3.9375in" fo:text-indent="-0.2951in"/>
        </style:list-level-properties>
      </text:list-level-style-number>
      <text:list-level-style-number text:level="6" style:num-suffix="." style:num-format="1">
        <style:list-level-properties text:space-before="4.4298in" text:min-label-width="0.2951in" text:list-level-position-and-space-mode="label-alignment">
          <style:list-level-label-alignment text:label-followed-by="listtab" fo:margin-left="4.725in" fo:text-indent="-0.2951in"/>
        </style:list-level-properties>
      </text:list-level-style-number>
      <text:list-level-style-number text:level="7" style:num-suffix="." style:num-format="1">
        <style:list-level-properties text:space-before="5.2173in" text:min-label-width="0.2951in" text:list-level-position-and-space-mode="label-alignment">
          <style:list-level-label-alignment text:label-followed-by="listtab" fo:margin-left="5.5125in" fo:text-indent="-0.2951in"/>
        </style:list-level-properties>
      </text:list-level-style-number>
      <text:list-level-style-number text:level="8" style:num-suffix="." style:num-format="1">
        <style:list-level-properties text:space-before="6.0048in" text:min-label-width="0.2951in" text:list-level-position-and-space-mode="label-alignment">
          <style:list-level-label-alignment text:label-followed-by="listtab" fo:margin-left="6.3in" fo:text-indent="-0.2951in"/>
        </style:list-level-properties>
      </text:list-level-style-number>
      <text:list-level-style-number text:level="9" style:num-suffix="." style:num-format="1">
        <style:list-level-properties text:space-before="6.7923in" text:min-label-width="0.2951in" text:list-level-position-and-space-mode="label-alignment">
          <style:list-level-label-alignment text:label-followed-by="listtab" fo:margin-left="7.0875in" fo:text-indent="-0.2951in"/>
        </style:list-level-properties>
      </text:list-level-style-number>
    </text:list-style>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outline-level-style>
      <text:outline-level-style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3777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liente</meta:initial-creator>
    <dc:creator>Cliente</dc:creator>
    <meta:creation-date>2019-04-27T02:49:00Z</meta:creation-date>
    <dc:date>2019-04-27T02:49:00Z</dc:date>
    <meta:template xlink:href="Normal.dotm" xlink:type="simple"/>
    <meta:editing-cycles>2</meta:editing-cycles>
    <meta:editing-duration>PT0S</meta:editing-duration>
    <meta:user-defined meta:name="Info 1"/>
    <meta:user-defined meta:name="Info 2"/>
    <meta:user-defined meta:name="Info 3"/>
    <meta:user-defined meta:name="Info 4"/>
    <meta:document-statistic meta:page-count="3" meta:paragraph-count="11" meta:word-count="903" meta:character-count="5773" meta:row-count="40" meta:non-whitespace-character-count="4881"/>
  </office:meta>
</office:document-meta>
</file>